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-e</text:p>
          </table:table-cell>
          <table:table-cell office:value-type="string" calcext:value-type="string">
            <text:p>Root 1-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31.724" calcext:value-type="float">
            <text:p>31.724</text:p>
          </table:table-cell>
          <table:table-cell table:formula="of:=1-[.A2]" office:value-type="float" office:value="0.795" calcext:value-type="float">
            <text:p>0.795</text:p>
          </table:table-cell>
          <table:table-cell table:formula="of:=SQRT([.C2])" office:value-type="float" office:value="0.89162772500635" calcext:value-type="float">
            <text:p>0.891627725</text:p>
          </table:table-cell>
          <table:table-cell table:formula="of:=[.B2]*[.D2]" office:value-type="float" office:value="28.2859979481015" calcext:value-type="float">
            <text:p>28.2859979481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56.185" calcext:value-type="float">
            <text:p>56.185</text:p>
          </table:table-cell>
          <table:table-cell table:formula="of:=1-[.A3]" office:value-type="float" office:value="0.994" calcext:value-type="float">
            <text:p>0.994</text:p>
          </table:table-cell>
          <table:table-cell table:formula="of:=SQRT([.C3])" office:value-type="float" office:value="0.996995486449161" calcext:value-type="float">
            <text:p>0.9969954864</text:p>
          </table:table-cell>
          <table:table-cell table:formula="of:=[.B3]*[.D3]" office:value-type="float" office:value="56.0161914061461" calcext:value-type="float">
            <text:p>56.016191406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81.882" calcext:value-type="float">
            <text:p>81.882</text:p>
          </table:table-cell>
          <table:table-cell table:formula="of:=1-[.A4]" office:value-type="float" office:value="0.984" calcext:value-type="float">
            <text:p>0.984</text:p>
          </table:table-cell>
          <table:table-cell table:formula="of:=SQRT([.C4])" office:value-type="float" office:value="0.99196774141098" calcext:value-type="float">
            <text:p>0.9919677414</text:p>
          </table:table-cell>
          <table:table-cell table:formula="of:=[.B4]*[.D4]" office:value-type="float" office:value="81.2243026022138" calcext:value-type="float">
            <text:p>81.2243026022</text:p>
          </table:table-cell>
        </table:table-row>
        <table:table-row table:style-name="ro1">
          <table:table-cell office:value-type="float" office:value="0.0934" calcext:value-type="float">
            <text:p>0.0934</text:p>
          </table:table-cell>
          <table:table-cell office:value-type="float" office:value="124.731" calcext:value-type="float">
            <text:p>124.731</text:p>
          </table:table-cell>
          <table:table-cell table:formula="of:=1-[.A5]" office:value-type="float" office:value="0.9066" calcext:value-type="float">
            <text:p>0.9066</text:p>
          </table:table-cell>
          <table:table-cell table:formula="of:=SQRT([.C5])" office:value-type="float" office:value="0.952155449493411" calcext:value-type="float">
            <text:p>0.9521554495</text:p>
          </table:table-cell>
          <table:table-cell table:formula="of:=[.B5]*[.D5]" office:value-type="float" office:value="118.763301370763" calcext:value-type="float">
            <text:p>118.7633013708</text:p>
          </table:table-cell>
        </table:table-row>
        <table:table-row table:style-name="ro1">
          <table:table-cell office:value-type="float" office:value="0.04849" calcext:value-type="float">
            <text:p>0.04849</text:p>
          </table:table-cell>
          <table:table-cell office:value-type="float" office:value="425.995" calcext:value-type="float">
            <text:p>425.995</text:p>
          </table:table-cell>
          <table:table-cell table:formula="of:=1-[.A6]" office:value-type="float" office:value="0.95151" calcext:value-type="float">
            <text:p>0.95151</text:p>
          </table:table-cell>
          <table:table-cell table:formula="of:=SQRT([.C6])" office:value-type="float" office:value="0.975453740574098" calcext:value-type="float">
            <text:p>0.9754537406</text:p>
          </table:table-cell>
          <table:table-cell table:formula="of:=[.B6]*[.D6]" office:value-type="float" office:value="415.538416215863" calcext:value-type="float">
            <text:p>415.5384162159</text:p>
          </table:table-cell>
        </table:table-row>
        <table:table-row table:style-name="ro1">
          <table:table-cell office:value-type="float" office:value="0.05555" calcext:value-type="float">
            <text:p>0.05555</text:p>
          </table:table-cell>
          <table:table-cell office:value-type="float" office:value="78.215" calcext:value-type="float">
            <text:p>78.215</text:p>
          </table:table-cell>
          <table:table-cell table:formula="of:=1-[.A7]" office:value-type="float" office:value="0.94445" calcext:value-type="float">
            <text:p>0.94445</text:p>
          </table:table-cell>
          <table:table-cell table:formula="of:=SQRT([.C7])" office:value-type="float" office:value="0.971828174113099" calcext:value-type="float">
            <text:p>0.9718281741</text:p>
          </table:table-cell>
          <table:table-cell table:formula="of:=[.B7]*[.D7]" office:value-type="float" office:value="76.0115406382561" calcext:value-type="float">
            <text:p>76.0115406383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1571.354" calcext:value-type="float">
            <text:p>1571.354</text:p>
          </table:table-cell>
          <table:table-cell table:formula="of:=1-[.A8]" office:value-type="float" office:value="0.954" calcext:value-type="float">
            <text:p>0.954</text:p>
          </table:table-cell>
          <table:table-cell table:formula="of:=SQRT([.C8])" office:value-type="float" office:value="0.976729235765982" calcext:value-type="float">
            <text:p>0.9767292358</text:p>
          </table:table-cell>
          <table:table-cell table:formula="of:=[.B8]*[.D8]" office:value-type="float" office:value="1534.78739153782" calcext:value-type="float">
            <text:p>1534.787391537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2463.484" calcext:value-type="float">
            <text:p>2463.484</text:p>
          </table:table-cell>
          <table:table-cell table:formula="of:=1-[.A9]" office:value-type="float" office:value="0.991" calcext:value-type="float">
            <text:p>0.991</text:p>
          </table:table-cell>
          <table:table-cell table:formula="of:=SQRT([.C9])" office:value-type="float" office:value="0.995489829179585" calcext:value-type="float">
            <text:p>0.9954898292</text:p>
          </table:table-cell>
          <table:table-cell table:formula="of:=[.B9]*[.D9]" office:value-type="float" office:value="2452.37326634664" calcext:value-type="float">
            <text:p>2452.373266346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1:26:57.363102339</meta:creation-date>
    <dc:date>2017-03-03T11:58:42.464387154</dc:date>
    <meta:editing-duration>PT21M35S</meta:editing-duration>
    <meta:editing-cycles>1</meta:editing-cycles>
    <meta:document-statistic meta:table-count="1" meta:cell-count="46" meta:object-count="0"/>
    <meta:generator>LibreOffice/5.1.4.2$Linux_X86_64 LibreOffice_project/10m0$Build-2</meta:generator>
  </office:meta>
</office:document-meta>
</file>